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Mangal1" svg:font-family="Mangal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.695cm" fo:margin-right="0cm" fo:margin-top="0cm" fo:margin-bottom="1.713cm" loext:contextual-spacing="false" fo:line-height="107%" fo:text-indent="0cm" style:auto-text-indent="false"/>
      <style:text-properties style:text-underline-style="solid" style:text-underline-width="auto" style:text-underline-color="font-color"/>
    </style:style>
    <style:style style:name="P3" style:family="paragraph" style:parent-style-name="Text_20_body">
      <style:paragraph-properties fo:margin-left="0.695cm" fo:margin-right="0cm" fo:margin-top="0cm" fo:margin-bottom="1.713cm" loext:contextual-spacing="false" fo:line-height="107%" fo:text-indent="0cm" style:auto-text-indent="false"/>
    </style:style>
    <style:style style:name="P4" style:family="paragraph" style:parent-style-name="Text_20_body">
      <style:paragraph-properties fo:margin-left="1.244cm" fo:margin-right="0cm" fo:margin-top="0cm" fo:margin-bottom="0.3cm" loext:contextual-spacing="false" fo:line-height="110%" fo:text-indent="-0.635cm" style:auto-text-indent="false"/>
    </style:style>
    <style:style style:name="P5" style:family="paragraph" style:parent-style-name="Text_20_body">
      <style:paragraph-properties fo:margin-left="1.244cm" fo:margin-right="0cm" fo:margin-top="0cm" fo:margin-bottom="2.168cm" loext:contextual-spacing="false" fo:line-height="110%" fo:text-indent="-0.635cm" style:auto-text-indent="false"/>
    </style:style>
    <style:style style:name="T1" style:family="text">
      <style:text-properties style:font-name="Liberation Serif1" fo:font-size="18pt" style:text-underline-style="solid" style:text-underline-width="auto" style:text-underline-color="font-color" fo:font-weight="bold"/>
    </style:style>
    <style:style style:name="T2" style:family="text">
      <style:text-properties style:font-name="Liberation Serif1" fo:font-size="12pt"/>
    </style:style>
    <style:style style:name="T3" style:family="text">
      <style:text-properties style:text-position="-33% 80%"/>
    </style:style>
    <style:style style:name="T4" style:family="text">
      <style:text-properties style:text-position="-33% 80%" style:font-name="LiberationSerif-Bold" fo:font-size="18pt" fo:font-weight="bold" style:font-size-asian="18pt" style:font-weight-asian="bold"/>
    </style:style>
    <style:style style:name="T5" style:family="text">
      <style:text-properties fo:font-variant="normal" fo:text-transform="none"/>
    </style:style>
    <style:style style:name="T6" style:family="text">
      <style:text-properties style:font-name="LiberationSans-Bold" fo:font-size="18pt" fo:font-weight="bold" style:font-size-asian="18pt" style:font-weight-asian="bold"/>
    </style:style>
    <style:style style:name="T7" style:family="text">
      <style:text-properties style:font-name="OpenSymbol" fo:font-size="12pt" style:font-size-asian="12pt"/>
    </style:style>
    <style:style style:name="T8" style:family="text">
      <style:text-properties style:font-name="LiberationSerif" fo:font-size="12pt" style:font-size-asian="12pt"/>
    </style:style>
    <style:style style:name="T9" style:family="text">
      <style:text-properties style:font-name="LiberationSerif" fo:font-size="12pt" officeooo:rsid="000d5d68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AREAS REALIZADAS POR MIEMBROS DEL EQUIPO</text:span></text:p>
      <text:p text:style-name="P1"><text:span text:style-name="T6">Nerea Sánchez López</text:span></text:p>
      <text:p text:style-name="P1"><text:span text:style-name="T7">• </text:span><text:span text:style-name="T8">Clase Main Activity</text:span></text:p>
      <text:p text:style-name="P1"><text:span text:style-name="T7">• </text:span><text:span text:style-name="T8">Los layout</text:span></text:p>
      <text:p text:style-name="P1"><text:span text:style-name="T7">• </text:span><text:span text:style-name="T9">Clases Detail</text:span></text:p>
      <text:p text:style-name="P1"><text:span text:style-name="T8"/></text:p>
      <text:p text:style-name="P1"><text:span text:style-name="T6">Adrían Bisquert Rey</text:span></text:p>
      <text:p text:style-name="P1"><text:span text:style-name="T7">• </text:span><text:span text:style-name="T8">Clase Main Activity</text:span></text:p>
      <text:p text:style-name="P1"><text:span text:style-name="T7">• </text:span><text:span text:style-name="T8">Clase Connection</text:span></text:p>
      <text:p text:style-name="P1"><text:span text:style-name="T7">• </text:span><text:span text:style-name="T8">Clases DAO</text:span></text:p>
      <text:p text:style-name="P1"><text:span text:style-name="T7">• </text:span><text:span text:style-name="T8">Clases Detail</text:span></text:p>
      <text:p text:style-name="P1"><text:span text:style-name="T7">• </text:span><text:span text:style-name="T8">Clases Model</text:span></text:p>
      <text:p text:style-name="P1"><text:span text:style-name="T7">• </text:span><text:span text:style-name="T8">Base de datos en Sqlite</text:span></text:p>
      <text:p text:style-name="P1"><text:span text:style-name="T9"/></text:p>
      <text:p text:style-name="P1"><text:span text:style-name="T6">Lucía Ferrer Santamaría</text:span></text:p>
      <text:p text:style-name="P1"><text:span text:style-name="T7">• </text:span><text:span text:style-name="T8">Clase Main Activity</text:span></text:p>
      <text:p text:style-name="P1"><text:span text:style-name="T7">• </text:span><text:span text:style-name="T8">Activity_evento</text:span></text:p>
      <text:p text:style-name="P1"><text:span text:style-name="T7">• </text:span><text:span text:style-name="T8">EventoDetail</text:span></text:p>
      <text:p text:style-name="P1"><text:span text:style-name="T7">• </text:span><text:span text:style-name="T8">Documentación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Mangal1" svg:font-family="Mangal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6:50:43.294000000</meta:creation-date>
    <dc:date>2016-01-13T16:53:09.769000000</dc:date>
    <meta:editing-duration>PT2M28S</meta:editing-duration>
    <meta:editing-cycles>1</meta:editing-cycles>
    <meta:document-statistic meta:table-count="0" meta:image-count="0" meta:object-count="0" meta:page-count="1" meta:paragraph-count="17" meta:word-count="57" meta:character-count="322" meta:non-whitespace-character-count="282"/>
    <meta:generator>LibreOffice/4.4.4.3$Windows_x86 LibreOffice_project/2c39ebcf046445232b798108aa8a7e7d89552ea8</meta:generator>
  </office:meta>
</office:document-meta>
</file>